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office:automatic-styles>
  <office:body>
    <office:text>
      <text:p text:style-name="Title">Precise Rectangle and Circle Class</text:p>
      <text:p text:style-name="Author"><text:a xlink:type="simple" xlink:href="https://csci-1301.github.io/about#authors" office:name=""><text:span text:style-name="Definition">https://csci-1301.github.io/about#authors</text:span></text:a></text:p>
      <text:p text:style-name="Date">June 21, 2021 (08:15:39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riting-your-own-preciserectangle-class"/>Writing Your Own PreciseRectangle Class<text:bookmark-end text:name="writing-your-own-preciserectangle-class"/></text:h>
      <text:p text:style-name="First_20_paragraph">In this exercise, you will create your own first class instead of using and expanding one that was written for you. The idea is to take inspiration from the class you already know (<text:span text:style-name="NormalTok">Rectangle</text:span>) to create a new class, called <text:span text:style-name="NormalTok">PreciseRectangle</text:span>, that will manipulate rectangles whose width and length are floating-point values, instead of integers (as in <text:span text:style-name="NormalTok">Rectangle</text:span>).</text:p>
      <text:p text:style-name="Text_20_body">This should be a fairly straightforward exercise, that mostly re-enforce what you should know already (except for how to create a class in your IDE).</text:p>
      <text:h text:style-name="Heading_20_2" text:outline-level="2"><text:bookmark-start text:name="implementation"/>Implementation<text:bookmark-end text:name="implementation"/></text:h>
      <text:p text:style-name="First_20_paragraph">To implement your class in your IDE, you are given two methods below: you can edit the pre-existing project, or start “fresh”. It is recommended to pick the one you feel the most comfortable with (you will get an opportunity to start “fresh” in the next problem in any case).</text:p>
      <text:h text:style-name="Heading_20_3" text:outline-level="3"><text:bookmark-start text:name="edit-the-pre-existing-project"/>Edit the Pre-Existing Project<text:bookmark-end text:name="edit-the-pre-existing-project"/></text:h>
      <text:list text:style-name="L1">
        <text:list-item>
          <text:p text:style-name="P1">Re-download <text:a xlink:type="simple" xlink:href="../Rectangle/Rectangle.zip" office:name=""><text:span text:style-name="Definition">the “Rectangle” project</text:span></text:a>, extract it in a folder, and open it with your IDE.</text:p>
        </text:list-item>
        <text:list-item>
          <text:p text:style-name="P1">Within your IDE, re-name the project to “PreciseRectangle”, and rename the “Rectangle.cs” file to “PreciseRectangle.cs”</text:p>
          <text:p text:style-name="P1">It is important that you re-name the files within your IDE. If you try to rename your files, or their folders, outside of the IDE then it will break your solution. The solution will still be looking for the original file/folder names, and will not recognize the changed names. If such an error occurs, restore the previous names and then rename your files through the IDE as instructed.</text:p>
        </text:list-item>
        <text:list-item>
          <text:p text:style-name="P1">In the “PreciseRectangle.cs” file, replace <text:span text:style-name="KeywordTok">class</text:span><text:span text:style-name="NormalTok"><text:s text:c="1"/>Rectangle</text:span> with <text:span text:style-name="KeywordTok">class</text:span><text:span text:style-name="NormalTok"><text:s text:c="1"/>PreciseRectangle</text:span>.<text:line-break/></text:p>
        </text:list-item>
        <text:list-item>
          <text:p text:style-name="P1">Comment out the body of the <text:span text:style-name="NormalTok">Main</text:span> method in “Program.cs”.</text:p>
        </text:list-item>
        <text:list-item>
          <text:p text:style-name="P1">Your program should compile as it is, but you have to edit <text:span text:style-name="NormalTok">PreciseRectangle</text:span><text:span text:style-name="OperatorTok">.</text:span><text:span text:style-name="FunctionTok">cs</text:span> to now store the <text:span text:style-name="NormalTok">width</text:span> and the <text:span text:style-name="NormalTok">length</text:span> with <text:span text:style-name="DataTypeTok">double</text:span>, and to propagate this change accordingly. What should be the return type of <text:span text:style-name="NormalTok">GetWidth</text:span>, for instance?</text:p>
        </text:list-item>
        <text:list-item>
          <text:p text:style-name="P1">Declare and manipulate precise rectangles (i.e., with floating-point values for the width and the length) in the <text:span text:style-name="NormalTok">Main</text:span> method, and make sure they behave as expected (can you compute the area, for instance?).</text:p>
        </text:list-item>
        <text:list-item>
          <text:p text:style-name="P1">Add the missing methods (<text:span text:style-name="NormalTok">ComputePerimeter</text:span>, <text:span text:style-name="NormalTok">Swap</text:span>, <text:span text:style-name="NormalTok">MultiplyRectangle</text:span>).</text:p>
        </text:list-item>
      </text:list>
      <text:h text:style-name="Heading_20_3" text:outline-level="3"><text:bookmark-start text:name="starting-from-scratch"/>Starting From Scratch<text:bookmark-end text:name="starting-from-scratch"/></text:h>
      <text:list text:style-name="L2">
        <text:list-item>
          <text:p text:style-name="P2">Create a new project in your IDE, name it “PreciseRectangle”.</text:p>
        </text:list-item>
        <text:list-item>
          <text:p text:style-name="P2">In the Solution Explorer, right-click on “PreciseRectangle”, then on “Add…” and select “Class”. Then, select “Class”, write “PreciseRectangle.cs” as the name of the file, and click on “Add”.</text:p>
        </text:list-item>
        <text:list-item>
          <text:p text:style-name="P2">You are now supposed to have two “.cs” files opened and displayed in the Solution Explorer: “Program.cs” and “PreciseRectangle.cs”.</text:p>
        </text:list-item>
        <text:list-item>
          <text:p text:style-name="P2">Implement the <text:span text:style-name="NormalTok">PreciseRectangle</text:span> class according to the following specification:</text:p>
          <text:list text:style-name="L3">
            <text:list-item>
              <text:p text:style-name="P3">it should have two attributes, of type <text:span text:style-name="DataTypeTok">double</text:span></text:p>
            </text:list-item>
            <text:list-item>
              <text:p text:style-name="P3">it should have and eight methods:</text:p>
              <text:list text:style-name="L4">
                <text:list-item>
                  <text:p text:style-name="P4">two setters, two getters (i.e., one for each attribute),</text:p>
                </text:list-item>
                <text:list-item>
                  <text:p text:style-name="P4">one method to compute the area of a precise rectangle,</text:p>
                </text:list-item>
                <text:list-item>
                  <text:p text:style-name="P4">one method <text:span text:style-name="NormalTok">ComputePerimeter</text:span> to compute the perimeter of a precise rectangle,</text:p>
                </text:list-item>
                <text:list-item>
                  <text:p text:style-name="P4">one method <text:span text:style-name="NormalTok">Swap</text:span> to swap the length and the width of a precise rectangle,</text:p>
                </text:list-item>
                <text:list-item>
                  <text:p text:style-name="P4">one method <text:span text:style-name="NormalTok">MultiplyRectangle</text:span> to multiply the length and width of a precise rectangle by an ratio given in argument as an integer.</text:p>
                </text:list-item>
              </text:list>
            </text:list-item>
          </text:list>
        </text:list-item>
        <text:list-item>
          <text:p text:style-name="P2">Declare and manipulate rectangles with floating-point values for the width and the length in the <text:span text:style-name="NormalTok">Main</text:span> method, and make sure they behave as expected (can you compute the area, for instance?).</text:p>
        </text:list-item>
      </text:list>
      <text:h text:style-name="Heading_20_1" text:outline-level="1"><text:bookmark-start text:name="writing-a-circle-class"/>Writing A Circle Class<text:bookmark-end text:name="writing-a-circle-class"/></text:h>
      <text:p text:style-name="First_20_paragraph">This time, you will have to start your project “from scratch” and shouldn’t try to edit a previous program.</text:p>
      <text:h text:style-name="Heading_20_2" text:outline-level="2"><text:bookmark-start text:name="foundations"/>Foundations<text:bookmark-end text:name="foundations"/></text:h>
      <text:list text:style-name="L5">
        <text:list-item>
          <text:p text:style-name="P5">Create a new project in your IDE, name it “Circle”.</text:p>
        </text:list-item>
        <text:list-item>
          <text:p text:style-name="P5">In the Solution Explorer, right-click on “Circle”, then on “Add…” and select “Class”. Then, select “Class”, write “Circle.cs” as the name of the file, and click on “Add”.</text:p>
        </text:list-item>
        <text:list-item>
          <text:p text:style-name="P5">You are now supposed to have two <text:span text:style-name="OperatorTok">.</text:span><text:span text:style-name="FunctionTok">cs</text:span> files opened and displayed in the Solution Explorer: <text:span text:style-name="NormalTok">Program</text:span><text:span text:style-name="OperatorTok">.</text:span><text:span text:style-name="FunctionTok">cs</text:span> and <text:span text:style-name="NormalTok">Circle</text:span><text:span text:style-name="OperatorTok">.</text:span><text:span text:style-name="FunctionTok">cs</text:span>.</text:p>
        </text:list-item>
        <text:list-item>
          <text:p text:style-name="P5">Declare one single instance variable in <text:span text:style-name="NormalTok">Circle</text:span><text:span text:style-name="OperatorTok">.</text:span><text:span text:style-name="FunctionTok">cs</text:span>, of type <text:span text:style-name="DataTypeTok">double</text:span> and named <text:span text:style-name="NormalTok">radius</text:span>. Write a <text:span text:style-name="NormalTok">set</text:span> and a <text:span text:style-name="NormalTok">get</text:span> method for this instance variable.</text:p>
        </text:list-item>
        <text:list-item>
          <text:p text:style-name="P5">In <text:span text:style-name="NormalTok">Program</text:span><text:span text:style-name="OperatorTok">.</text:span><text:span text:style-name="FunctionTok">cs</text:span>, write statements that create a new <text:span text:style-name="NormalTok">Circle</text:span> object and set its radius to <draw:frame draw:style-name="fr1" text:anchor-type="as-char"><draw:object xlink:href="Formula-0/" xlink:type="simple" xlink:show="embed" xlink:actuate="onLoad"/></draw:frame>. Display its radius on the screen using the method you defined previously.</text:p>
        </text:list-item>
      </text:list>
      <text:h text:style-name="Heading_20_2" text:outline-level="2"><text:bookmark-start text:name="extending-the-class"/>Extending the Class<text:bookmark-end text:name="extending-the-class"/></text:h>
      <text:list text:style-name="L6">
        <text:list-item>
          <text:p text:style-name="P6">In C#, <text:span text:style-name="NormalTok">Math</text:span><text:span text:style-name="OperatorTok">.</text:span><text:span text:style-name="FunctionTok">PI</text:span> is a <text:span text:style-name="DataTypeTok">double</text:span> holding an approximation of <draw:frame draw:style-name="fr1" text:anchor-type="as-char"><draw:object xlink:href="Formula-2/" xlink:type="simple" xlink:show="embed" xlink:actuate="onLoad"/></draw:frame>. In the <text:span text:style-name="NormalTok">Main</text:span> method of <text:span text:style-name="NormalTok">Program</text:span><text:span text:style-name="OperatorTok">.</text:span><text:span text:style-name="FunctionTok">cs</text:span>, write a statement that displays its value on the screen. It should be <draw:frame draw:style-name="fr1" text:anchor-type="as-char"><draw:object xlink:href="Formula-4/" xlink:type="simple" xlink:show="embed" xlink:actuate="onLoad"/></draw:frame>.</text:p>
        </text:list-item>
        <text:list-item>
          <text:p text:style-name="P6">Now, edit this statement and use the format specifier <text:span text:style-name="NormalTok">N</text:span>, to display the value of <draw:frame draw:style-name="fr1" text:anchor-type="as-char"><draw:object xlink:href="Formula-6/" xlink:type="simple" xlink:show="embed" xlink:actuate="onLoad"/></draw:frame> rounded to <draw:frame draw:style-name="fr1" text:anchor-type="as-char"><draw:object xlink:href="Formula-8/" xlink:type="simple" xlink:show="embed" xlink:actuate="onLoad"/></draw:frame>.</text:p>
        </text:list-item>
        <text:list-item>
          <text:p text:style-name="P6">In the <text:span text:style-name="NormalTok">Circle</text:span><text:span text:style-name="OperatorTok">.</text:span><text:span text:style-name="FunctionTok">cs</text:span> file, add two methods:</text:p>
          <text:list>
            <text:list-item>
              <text:p text:style-name="P6">A method that returns the circumference of the circle that calls it (i.e., <draw:frame draw:style-name="fr1" text:anchor-type="as-char"><draw:object xlink:href="Formula-10/" xlink:type="simple" xlink:show="embed" xlink:actuate="onLoad"/></draw:frame> times the radius),</text:p>
            </text:list-item>
            <text:list-item>
              <text:p text:style-name="P6">A method that returns the area of the circle that calls it (i.e., <draw:frame draw:style-name="fr1" text:anchor-type="as-char"><draw:object xlink:href="Formula-12/" xlink:type="simple" xlink:show="embed" xlink:actuate="onLoad"/></draw:frame> times the radius squared).</text:p>
            </text:list-item>
          </text:list>
        </text:list-item>
        <text:list-item>
          <text:p text:style-name="P6">Test those two methods in your <text:span text:style-name="NormalTok">Main</text:span> program, by displaying on the screen the area and the circumference of the object you created in the previous exercise.</text:p>
        </text:list-item>
        <text:list-item>
          <text:p text:style-name="P6">Use the format specifier <text:span text:style-name="NormalTok">N</text:span> to round the circumference.</text:p>
        </text:list-item>
      </text:list>
      <text:p text:style-name="First_20_paragraph">You can find a possible solution to this problem <text:a xlink:type="simple" xlink:href="Circle_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The following is an independent task, to widen your understanding of this class, and to prepare you for the next labs.</text:p>
      <text:list text:style-name="L7">
        <text:list-item>
          <text:p text:style-name="P7">Now that you know more about naming conventions, have a look at <text:a xlink:type="simple" xlink:href="https://docs.microsoft.com/en-us/dotnet/standard/design-guidelines/naming-guidelines" office:name=""><text:span text:style-name="Definition">microsoft’s naming guideline</text:span></text:a>, and particularly at</text:p>
        </text:list-item>
      </text:list>
      <text:list text:style-name="L8">
        <text:list-item>
          <text:p text:style-name="P8"><text:a xlink:type="simple" xlink:href="https://docs.microsoft.com/en-us/dotnet/standard/design-guidelines/general-naming-conventions" office:name=""><text:span text:style-name="Definition">the documentation on general naming conventions</text:span></text:a>,</text:p>
        </text:list-item>
        <text:list-item>
          <text:p text:style-name="P8">and <text:a xlink:type="simple" xlink:href="https://docs.microsoft.com/en-us/dotnet/standard/design-guidelines/capitalization-conventions" office:name=""><text:span text:style-name="Definition">the documentation on capitalization conventions</text:span></text:a>.</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Precise Rectangle and Circ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1T12:15:50Z</meta:creation-date>
    <dc:date>2021-06-21T12:15:50Z</dc:date>
    <meta:user-defined meta:name="date" meta:value-type="string">June  21, 2021 (08:15:39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2.3</mn>
</math>
</file>

<file path=Formula-10/content.xml><?xml version="1.0" encoding="utf-8"?>
<math xmlns="http://www.w3.org/1998/Math/MathML" display="inline">
  <mrow>
    <mn>2</mn>
    <mi>π</mi>
  </mrow>
</math>
</file>

<file path=Formula-12/content.xml><?xml version="1.0" encoding="utf-8"?>
<math xmlns="http://www.w3.org/1998/Math/MathML" display="inline">
  <mi>π</mi>
</math>
</file>

<file path=Formula-2/content.xml><?xml version="1.0" encoding="utf-8"?>
<math xmlns="http://www.w3.org/1998/Math/MathML" display="inline">
  <mi>π</mi>
</math>
</file>

<file path=Formula-4/content.xml><?xml version="1.0" encoding="utf-8"?>
<math xmlns="http://www.w3.org/1998/Math/MathML" display="inline">
  <mn>3.14159265358979</mn>
</math>
</file>

<file path=Formula-6/content.xml><?xml version="1.0" encoding="utf-8"?>
<math xmlns="http://www.w3.org/1998/Math/MathML" display="inline">
  <mi>π</mi>
</math>
</file>

<file path=Formula-8/content.xml><?xml version="1.0" encoding="utf-8"?>
<math xmlns="http://www.w3.org/1998/Math/MathML" display="inline">
  <mn>3.14</mn>
</math>
</file>